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</office:automatic-styles>
  <office:body>
    <office:spreadsheet>
      <table:table table:name="original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← hopefully...</text:p>
          </table:table-cell>
          <table:table-cell table:number-columns-repeated="2"/>
          <table:table-cell office:value-type="string" calcext:value-type="string">
            <text:p>LS Azimuth</text:p>
          </table:table-cell>
          <table:table-cell office:value-type="string" calcext:value-type="string">
            <text:p>hrtf available</text:p>
          </table:table-cell>
        </table:table-row>
        <table:table-row table:style-name="ro2">
          <table:table-cell office:value-type="float" office:value="0.2357" calcext:value-type="float">
            <text:p>0.2357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0.2887" calcext:value-type="float">
            <text:p>0.2887</text:p>
          </table:table-cell>
          <table:table-cell office:value-type="float" office:value="0.1667" calcext:value-type="float">
            <text:p>0.1667</text:p>
          </table:table-cell>
          <table:table-cell table:number-columns-repeated="5"/>
          <table:table-cell office:value-type="float" office:value="22.5" calcext:value-type="float">
            <text:p>22.5</text:p>
          </table:table-cell>
          <table:table-cell table:formula="of:=[.K2]+2.5" office:value-type="float" office:value="25" calcext:value-type="float">
            <text:p>25</text:p>
          </table:table-cell>
        </table:table-row>
        <table:table-row table:style-name="ro2">
          <table:table-cell office:value-type="float" office:value="0.2357" calcext:value-type="float">
            <text:p>0.235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33" calcext:value-type="float">
            <text:p>-0.3333</text:p>
          </table:table-cell>
          <table:table-cell table:number-columns-repeated="5"/>
          <table:table-cell office:value-type="float" office:value="67.5" calcext:value-type="float">
            <text:p>67.5</text:p>
          </table:table-cell>
          <table:table-cell table:formula="of:=[.K3]+2.5" office:value-type="float" office:value="70" calcext:value-type="float">
            <text:p>70</text:p>
          </table:table-cell>
        </table:table-row>
        <table:table-row table:style-name="ro2">
          <table:table-cell office:value-type="float" office:value="0.2357" calcext:value-type="float">
            <text:p>0.2357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-0.2887" calcext:value-type="float">
            <text:p>-0.2887</text:p>
          </table:table-cell>
          <table:table-cell office:value-type="float" office:value="0.1667" calcext:value-type="float">
            <text:p>0.1667</text:p>
          </table:table-cell>
          <table:table-cell table:number-columns-repeated="5"/>
          <table:table-cell office:value-type="float" office:value="112.5" calcext:value-type="float">
            <text:p>112.5</text:p>
          </table:table-cell>
          <table:table-cell table:formula="of:=[.K4]+2.5"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0.2357" calcext:value-type="float">
            <text:p>0.2357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-0.2887" calcext:value-type="float">
            <text:p>-0.2887</text:p>
          </table:table-cell>
          <table:table-cell office:value-type="float" office:value="0.2887" calcext:value-type="float">
            <text:p>0.2887</text:p>
          </table:table-cell>
          <table:table-cell office:value-type="float" office:value="0.1667" calcext:value-type="float">
            <text:p>0.1667</text:p>
          </table:table-cell>
          <table:table-cell table:number-columns-repeated="5"/>
          <table:table-cell office:value-type="float" office:value="157.5" calcext:value-type="float">
            <text:p>157.5</text:p>
          </table:table-cell>
          <table:table-cell table:formula="of:=[.K5]+2.5"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0.2357" calcext:value-type="float">
            <text:p>0.2357</text:p>
          </table:table-cell>
          <table:table-cell office:value-type="float" office:value="-0.3333" calcext:value-type="float">
            <text:p>-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33" calcext:value-type="float">
            <text:p>-0.3333</text:p>
          </table:table-cell>
          <table:table-cell table:number-columns-repeated="5"/>
          <table:table-cell office:value-type="float" office:value="-157.5" calcext:value-type="float">
            <text:p>-157.5</text:p>
          </table:table-cell>
          <table:table-cell table:formula="of:=[.K6]+2.5" office:value-type="float" office:value="-155" calcext:value-type="float">
            <text:p>-155</text:p>
          </table:table-cell>
        </table:table-row>
        <table:table-row table:style-name="ro2">
          <table:table-cell office:value-type="float" office:value="0.2357" calcext:value-type="float">
            <text:p>0.2357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0.2887" calcext:value-type="float">
            <text:p>0.2887</text:p>
          </table:table-cell>
          <table:table-cell office:value-type="float" office:value="-0.2887" calcext:value-type="float">
            <text:p>-0.2887</text:p>
          </table:table-cell>
          <table:table-cell office:value-type="float" office:value="0.1667" calcext:value-type="float">
            <text:p>0.1667</text:p>
          </table:table-cell>
          <table:table-cell table:number-columns-repeated="5"/>
          <table:table-cell office:value-type="float" office:value="-112.5" calcext:value-type="float">
            <text:p>-112.5</text:p>
          </table:table-cell>
          <table:table-cell table:formula="of:=[.K7]+2.5" office:value-type="float" office:value="-110" calcext:value-type="float">
            <text:p>-110</text:p>
          </table:table-cell>
        </table:table-row>
        <table:table-row table:style-name="ro2">
          <table:table-cell table:number-columns-repeated="10"/>
          <table:table-cell office:value-type="float" office:value="-67.5" calcext:value-type="float">
            <text:p>-67.5</text:p>
          </table:table-cell>
          <table:table-cell table:formula="of:=[.K8]+2.5" office:value-type="float" office:value="-65" calcext:value-type="float">
            <text:p>-65</text:p>
          </table:table-cell>
        </table:table-row>
        <table:table-row table:style-name="ro2">
          <table:table-cell table:number-columns-repeated="10"/>
          <table:table-cell office:value-type="float" office:value="-22.5" calcext:value-type="float">
            <text:p>-22.5</text:p>
          </table:table-cell>
          <table:table-cell table:formula="of:=[.K9]+2.5" office:value-type="float" office:value="-20" calcext:value-type="float">
            <text:p>-20</text:p>
          </table:table-cell>
        </table:table-row>
        <table:table-row table:style-name="ro2" table:number-rows-repeated="12">
          <table:table-cell table:number-columns-repeated="12"/>
        </table:table-row>
        <table:table-row table:style-name="ro2">
          <table:table-cell office:value-type="string" calcext:value-type="string">
            <text:p>order_gain</text:p>
          </table:table-cell>
          <table:table-cell office:value-type="float" office:value="1.3687" calcext:value-type="float">
            <text:p>1.3687</text:p>
          </table:table-cell>
          <table:table-cell office:value-type="float" office:value="1.2125" calcext:value-type="float">
            <text:p>1.2125</text:p>
          </table:table-cell>
          <table:table-cell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dd_row</text:p>
          </table:table-cell>
          <table:table-cell office:value-type="float" office:value="0.2357" calcext:value-type="float">
            <text:p>0.2357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0.2887" calcext:value-type="float">
            <text:p>0.2887</text:p>
          </table:table-cell>
          <table:table-cell office:value-type="float" office:value="0.1667" calcext:value-type="float">
            <text:p>0.16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_row</text:p>
          </table:table-cell>
          <table:table-cell office:value-type="float" office:value="0.2357" calcext:value-type="float">
            <text:p>0.235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33" calcext:value-type="float">
            <text:p>-0.33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_row</text:p>
          </table:table-cell>
          <table:table-cell office:value-type="float" office:value="0.2357" calcext:value-type="float">
            <text:p>0.2357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-0.2887" calcext:value-type="float">
            <text:p>-0.2887</text:p>
          </table:table-cell>
          <table:table-cell office:value-type="float" office:value="0.1667" calcext:value-type="float">
            <text:p>0.16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_row</text:p>
          </table:table-cell>
          <table:table-cell office:value-type="float" office:value="0.2357" calcext:value-type="float">
            <text:p>0.2357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-0.2887" calcext:value-type="float">
            <text:p>-0.2887</text:p>
          </table:table-cell>
          <table:table-cell office:value-type="float" office:value="0.2887" calcext:value-type="float">
            <text:p>0.2887</text:p>
          </table:table-cell>
          <table:table-cell office:value-type="float" office:value="0.1667" calcext:value-type="float">
            <text:p>0.16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_row</text:p>
          </table:table-cell>
          <table:table-cell office:value-type="float" office:value="0.2357" calcext:value-type="float">
            <text:p>0.2357</text:p>
          </table:table-cell>
          <table:table-cell office:value-type="float" office:value="-0.3333" calcext:value-type="float">
            <text:p>-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33" calcext:value-type="float">
            <text:p>-0.33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_row</text:p>
          </table:table-cell>
          <table:table-cell office:value-type="float" office:value="0.2357" calcext:value-type="float">
            <text:p>0.2357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0.2887" calcext:value-type="float">
            <text:p>0.2887</text:p>
          </table:table-cell>
          <table:table-cell office:value-type="float" office:value="-0.2887" calcext:value-type="float">
            <text:p>-0.2887</text:p>
          </table:table-cell>
          <table:table-cell office:value-type="float" office:value="0.1667" calcext:value-type="float">
            <text:p>0.1667</text:p>
          </table:table-cell>
          <table:table-cell table:number-columns-repeated="6"/>
        </table:table-row>
      </table:table>
      <table:table table:name="filled with empty channels" table:style-name="ta1">
        <table:table-column table:style-name="co1" table:number-columns-repeated="25" table:default-cell-style-name="Default"/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2">
          <table:table-cell office:value-type="float" office:value="0.2357" calcext:value-type="float">
            <text:p>0.2357</text:p>
          </table:table-cell>
          <table:table-cell office:value-type="float" office:value="0.1667" calcext:value-type="float">
            <text:p>0.1667</text:p>
          </table:table-cell>
          <table:table-cell table:style-name="ce1" office:value-type="float" office:value="-0" calcext:value-type="float">
            <text:p>0.000000</text:p>
          </table:table-cell>
          <table:table-cell table:number-columns-repeated="2" office:value-type="float" office:value="0.2887" calcext:value-type="float">
            <text:p>0.2887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office:value-type="float" office:value="0.1667" calcext:value-type="float">
            <text:p>0.1667</text:p>
          </table:table-cell>
          <table:table-cell/>
          <table:table-cell table:style-name="ce1" table:number-columns-repeated="5"/>
          <table:table-cell table:number-columns-repeated="10"/>
        </table:table-row>
        <table:table-row table:style-name="ro2">
          <table:table-cell office:value-type="float" office:value="0.2357" calcext:value-type="float">
            <text:p>0.2357</text:p>
          </table:table-cell>
          <table:table-cell office:value-type="float" office:value="0.3333" calcext:value-type="float">
            <text:p>0.3333</text:p>
          </table:table-cell>
          <table:table-cell table:style-name="ce1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office:value-type="float" office:value="-0.3333" calcext:value-type="float">
            <text:p>-0.3333</text:p>
          </table:table-cell>
          <table:table-cell/>
          <table:table-cell table:style-name="ce1" table:number-columns-repeated="5"/>
          <table:table-cell table:number-columns-repeated="10"/>
        </table:table-row>
        <table:table-row table:style-name="ro2">
          <table:table-cell office:value-type="float" office:value="0.2357" calcext:value-type="float">
            <text:p>0.2357</text:p>
          </table:table-cell>
          <table:table-cell office:value-type="float" office:value="0.1667" calcext:value-type="float">
            <text:p>0.1667</text:p>
          </table:table-cell>
          <table:table-cell table:style-name="ce1" office:value-type="float" office:value="0" calcext:value-type="float">
            <text:p>0.000000</text:p>
          </table:table-cell>
          <table:table-cell table:number-columns-repeated="2" office:value-type="float" office:value="-0.2887" calcext:value-type="float">
            <text:p>-0.2887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office:value-type="float" office:value="0.1667" calcext:value-type="float">
            <text:p>0.1667</text:p>
          </table:table-cell>
          <table:table-cell/>
          <table:table-cell table:style-name="ce1" table:number-columns-repeated="5"/>
          <table:table-cell table:number-columns-repeated="10"/>
        </table:table-row>
        <table:table-row table:style-name="ro2">
          <table:table-cell office:value-type="float" office:value="0.2357" calcext:value-type="float">
            <text:p>0.2357</text:p>
          </table:table-cell>
          <table:table-cell office:value-type="float" office:value="-0.1667" calcext:value-type="float">
            <text:p>-0.1667</text:p>
          </table:table-cell>
          <table:table-cell table:style-name="ce1" office:value-type="float" office:value="0" calcext:value-type="float">
            <text:p>0.000000</text:p>
          </table:table-cell>
          <table:table-cell office:value-type="float" office:value="-0.2887" calcext:value-type="float">
            <text:p>-0.2887</text:p>
          </table:table-cell>
          <table:table-cell office:value-type="float" office:value="0.2887" calcext:value-type="float">
            <text:p>0.2887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office:value-type="float" office:value="0.1667" calcext:value-type="float">
            <text:p>0.1667</text:p>
          </table:table-cell>
          <table:table-cell/>
          <table:table-cell table:style-name="ce1" table:number-columns-repeated="5"/>
          <table:table-cell table:number-columns-repeated="10"/>
        </table:table-row>
        <table:table-row table:style-name="ro2">
          <table:table-cell office:value-type="float" office:value="0.2357" calcext:value-type="float">
            <text:p>0.2357</text:p>
          </table:table-cell>
          <table:table-cell office:value-type="float" office:value="-0.3333" calcext:value-type="float">
            <text:p>-0.3333</text:p>
          </table:table-cell>
          <table:table-cell table:style-name="ce1" office:value-type="float" office:value="0" calcext:value-type="float">
            <text:p>0.0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office:value-type="float" office:value="-0.3333" calcext:value-type="float">
            <text:p>-0.3333</text:p>
          </table:table-cell>
          <table:table-cell/>
          <table:table-cell table:style-name="ce1" table:number-columns-repeated="5"/>
          <table:table-cell table:number-columns-repeated="10"/>
        </table:table-row>
        <table:table-row table:style-name="ro2">
          <table:table-cell office:value-type="float" office:value="0.2357" calcext:value-type="float">
            <text:p>0.2357</text:p>
          </table:table-cell>
          <table:table-cell office:value-type="float" office:value="-0.1667" calcext:value-type="float">
            <text:p>-0.1667</text:p>
          </table:table-cell>
          <table:table-cell table:style-name="ce1" office:value-type="float" office:value="0" calcext:value-type="float">
            <text:p>0.000000</text:p>
          </table:table-cell>
          <table:table-cell office:value-type="float" office:value="0.2887" calcext:value-type="float">
            <text:p>0.2887</text:p>
          </table:table-cell>
          <table:table-cell office:value-type="float" office:value="-0.2887" calcext:value-type="float">
            <text:p>-0.2887</text:p>
          </table:table-cell>
          <table:table-cell table:number-columns-repeated="3" table:style-name="ce1" office:value-type="float" office:value="0" calcext:value-type="float">
            <text:p>0.000000</text:p>
          </table:table-cell>
          <table:table-cell office:value-type="float" office:value="0.1667" calcext:value-type="float">
            <text:p>0.1667</text:p>
          </table:table-cell>
          <table:table-cell/>
          <table:table-cell table:style-name="ce1" table:number-columns-repeated="5"/>
          <table:table-cell table:number-columns-repeated="10"/>
        </table:table-row>
        <table:table-row table:style-name="ro2" table:number-rows-repeated="5">
          <table:table-cell table:number-columns-repeated="2"/>
          <table:table-cell table:style-name="ce1"/>
          <table:table-cell table:number-columns-repeated="2"/>
          <table:table-cell table:style-name="ce1" table:number-columns-repeated="3"/>
          <table:table-cell table:number-columns-repeated="2"/>
          <table:table-cell table:style-name="ce1" table:number-columns-repeated="5"/>
          <table:table-cell table:number-columns-repeated="10"/>
        </table:table-row>
        <table:table-row table:style-name="ro1">
          <table:table-cell office:value-type="float" office:value="1.3687" calcext:value-type="float">
            <text:p>1.3687</text:p>
          </table:table-cell>
          <table:table-cell table:number-columns-repeated="3" office:value-type="float" office:value="1.2125" calcext:value-type="float">
            <text:p>1.2125</text:p>
          </table:table-cell>
          <table:table-cell office:value-type="float" office:value="0.99985" calcext:value-type="float">
            <text:p>0.99985</text:p>
          </table:table-cell>
          <table:table-cell table:number-columns-repeated="4" office:value-type="float" office:value="0.725" calcext:value-type="float">
            <text:p>0.725</text:p>
          </table:table-cell>
          <table:table-cell office:value-type="string" calcext:value-type="string">
            <text:p>order mult.</text:p>
          </table:table-cell>
          <table:table-cell table:style-name="ce1" table:number-columns-repeated="5"/>
          <table:table-cell table:number-columns-repeated="10"/>
        </table:table-row>
        <table:table-row table:style-name="ro2" table:number-rows-repeated="2">
          <table:table-cell table:number-columns-repeated="2"/>
          <table:table-cell table:style-name="ce1"/>
          <table:table-cell table:number-columns-repeated="2"/>
          <table:table-cell table:style-name="ce1" table:number-columns-repeated="3"/>
          <table:table-cell table:number-columns-repeated="2"/>
          <table:table-cell table:style-name="ce1" table:number-columns-repeated="5"/>
          <table:table-cell table:number-columns-repeated="10"/>
        </table:table-row>
        <table:table-row table:style-name="ro2">
          <table:table-cell table:style-name="ce1" table:formula="of:=[.A$13]*[.A2]" office:value-type="float" office:value="0.32260259" calcext:value-type="float">
            <text:p>0.322603</text:p>
          </table:table-cell>
          <table:table-cell table:style-name="ce1" table:formula="of:=[.B$13]*[.B2]" office:value-type="float" office:value="0.20212375" calcext:value-type="float">
            <text:p>0.202124</text:p>
          </table:table-cell>
          <table:table-cell table:style-name="ce1" table:formula="of:=[.C$13]*[.C2]" office:value-type="float" office:value="-0" calcext:value-type="float">
            <text:p>0.000000</text:p>
          </table:table-cell>
          <table:table-cell table:style-name="ce1" table:formula="of:=[.D$13]*[.D2]" office:value-type="float" office:value="0.35004875" calcext:value-type="float">
            <text:p>0.350049</text:p>
          </table:table-cell>
          <table:table-cell table:style-name="ce1" table:formula="of:=[.E$13]*[.E2]" office:value-type="float" office:value="0.288656695" calcext:value-type="float">
            <text:p>0.288657</text:p>
          </table:table-cell>
          <table:table-cell table:style-name="ce1" table:formula="of:=[.F$13]*[.F2]" office:value-type="float" office:value="0" calcext:value-type="float">
            <text:p>0.000000</text:p>
          </table:table-cell>
          <table:table-cell table:style-name="ce1" table:formula="of:=[.G$13]*[.G2]" office:value-type="float" office:value="0" calcext:value-type="float">
            <text:p>0.000000</text:p>
          </table:table-cell>
          <table:table-cell table:style-name="ce1" table:formula="of:=[.H$13]*[.H2]" office:value-type="float" office:value="0" calcext:value-type="float">
            <text:p>0.000000</text:p>
          </table:table-cell>
          <table:table-cell table:style-name="ce1" table:formula="of:=[.I$13]*[.I2]" office:value-type="float" office:value="0.1208575" calcext:value-type="float">
            <text:p>0.120858</text:p>
          </table:table-cell>
          <table:table-cell table:style-name="ce1" table:number-columns-repeated="7"/>
          <table:table-cell table:number-columns-repeated="9"/>
        </table:table-row>
        <table:table-row table:style-name="ro2">
          <table:table-cell table:style-name="ce1" table:formula="of:=[.A$13]*[.A3]" office:value-type="float" office:value="0.32260259" calcext:value-type="float">
            <text:p>0.322603</text:p>
          </table:table-cell>
          <table:table-cell table:style-name="ce1" table:formula="of:=[.B$13]*[.B3]" office:value-type="float" office:value="0.40412625" calcext:value-type="float">
            <text:p>0.404126</text:p>
          </table:table-cell>
          <table:table-cell table:style-name="ce1" table:formula="of:=[.C$13]*[.C3]" office:value-type="float" office:value="0" calcext:value-type="float">
            <text:p>0.000000</text:p>
          </table:table-cell>
          <table:table-cell table:style-name="ce1" table:formula="of:=[.D$13]*[.D3]" office:value-type="float" office:value="0" calcext:value-type="float">
            <text:p>0.000000</text:p>
          </table:table-cell>
          <table:table-cell table:style-name="ce1" table:formula="of:=[.E$13]*[.E3]" office:value-type="float" office:value="0" calcext:value-type="float">
            <text:p>0.000000</text:p>
          </table:table-cell>
          <table:table-cell table:style-name="ce1" table:formula="of:=[.F$13]*[.F3]" office:value-type="float" office:value="0" calcext:value-type="float">
            <text:p>0.000000</text:p>
          </table:table-cell>
          <table:table-cell table:style-name="ce1" table:formula="of:=[.G$13]*[.G3]" office:value-type="float" office:value="0" calcext:value-type="float">
            <text:p>0.000000</text:p>
          </table:table-cell>
          <table:table-cell table:style-name="ce1" table:formula="of:=[.H$13]*[.H3]" office:value-type="float" office:value="0" calcext:value-type="float">
            <text:p>0.000000</text:p>
          </table:table-cell>
          <table:table-cell table:style-name="ce1" table:formula="of:=[.I$13]*[.I3]" office:value-type="float" office:value="-0.2416425" calcext:value-type="float">
            <text:p>-0.241643</text:p>
          </table:table-cell>
          <table:table-cell table:style-name="ce1" table:number-columns-repeated="7"/>
          <table:table-cell table:number-columns-repeated="9"/>
        </table:table-row>
        <table:table-row table:style-name="ro2">
          <table:table-cell table:style-name="ce1" table:formula="of:=[.A$13]*[.A4]" office:value-type="float" office:value="0.32260259" calcext:value-type="float">
            <text:p>0.322603</text:p>
          </table:table-cell>
          <table:table-cell table:style-name="ce1" table:formula="of:=[.B$13]*[.B4]" office:value-type="float" office:value="0.20212375" calcext:value-type="float">
            <text:p>0.202124</text:p>
          </table:table-cell>
          <table:table-cell table:style-name="ce1" table:formula="of:=[.C$13]*[.C4]" office:value-type="float" office:value="0" calcext:value-type="float">
            <text:p>0.000000</text:p>
          </table:table-cell>
          <table:table-cell table:style-name="ce1" table:formula="of:=[.D$13]*[.D4]" office:value-type="float" office:value="-0.35004875" calcext:value-type="float">
            <text:p>-0.350049</text:p>
          </table:table-cell>
          <table:table-cell table:style-name="ce1" table:formula="of:=[.E$13]*[.E4]" office:value-type="float" office:value="-0.288656695" calcext:value-type="float">
            <text:p>-0.288657</text:p>
          </table:table-cell>
          <table:table-cell table:style-name="ce1" table:formula="of:=[.F$13]*[.F4]" office:value-type="float" office:value="0" calcext:value-type="float">
            <text:p>0.000000</text:p>
          </table:table-cell>
          <table:table-cell table:style-name="ce1" table:formula="of:=[.G$13]*[.G4]" office:value-type="float" office:value="0" calcext:value-type="float">
            <text:p>0.000000</text:p>
          </table:table-cell>
          <table:table-cell table:style-name="ce1" table:formula="of:=[.H$13]*[.H4]" office:value-type="float" office:value="0" calcext:value-type="float">
            <text:p>0.000000</text:p>
          </table:table-cell>
          <table:table-cell table:style-name="ce1" table:formula="of:=[.I$13]*[.I4]" office:value-type="float" office:value="0.1208575" calcext:value-type="float">
            <text:p>0.120858</text:p>
          </table:table-cell>
          <table:table-cell table:style-name="ce1" table:number-columns-repeated="7"/>
          <table:table-cell table:number-columns-repeated="9"/>
        </table:table-row>
        <table:table-row table:style-name="ro2">
          <table:table-cell table:style-name="ce1" table:formula="of:=[.A$13]*[.A5]" office:value-type="float" office:value="0.32260259" calcext:value-type="float">
            <text:p>0.322603</text:p>
          </table:table-cell>
          <table:table-cell table:style-name="ce1" table:formula="of:=[.B$13]*[.B5]" office:value-type="float" office:value="-0.20212375" calcext:value-type="float">
            <text:p>-0.202124</text:p>
          </table:table-cell>
          <table:table-cell table:style-name="ce1" table:formula="of:=[.C$13]*[.C5]" office:value-type="float" office:value="0" calcext:value-type="float">
            <text:p>0.000000</text:p>
          </table:table-cell>
          <table:table-cell table:style-name="ce1" table:formula="of:=[.D$13]*[.D5]" office:value-type="float" office:value="-0.35004875" calcext:value-type="float">
            <text:p>-0.350049</text:p>
          </table:table-cell>
          <table:table-cell table:style-name="ce1" table:formula="of:=[.E$13]*[.E5]" office:value-type="float" office:value="0.288656695" calcext:value-type="float">
            <text:p>0.288657</text:p>
          </table:table-cell>
          <table:table-cell table:style-name="ce1" table:formula="of:=[.F$13]*[.F5]" office:value-type="float" office:value="0" calcext:value-type="float">
            <text:p>0.000000</text:p>
          </table:table-cell>
          <table:table-cell table:style-name="ce1" table:formula="of:=[.G$13]*[.G5]" office:value-type="float" office:value="0" calcext:value-type="float">
            <text:p>0.000000</text:p>
          </table:table-cell>
          <table:table-cell table:style-name="ce1" table:formula="of:=[.H$13]*[.H5]" office:value-type="float" office:value="0" calcext:value-type="float">
            <text:p>0.000000</text:p>
          </table:table-cell>
          <table:table-cell table:style-name="ce1" table:formula="of:=[.I$13]*[.I5]" office:value-type="float" office:value="0.1208575" calcext:value-type="float">
            <text:p>0.120858</text:p>
          </table:table-cell>
          <table:table-cell table:style-name="ce1" table:number-columns-repeated="7"/>
          <table:table-cell table:number-columns-repeated="9"/>
        </table:table-row>
        <table:table-row table:style-name="ro2">
          <table:table-cell table:style-name="ce1" table:formula="of:=[.A$13]*[.A6]" office:value-type="float" office:value="0.32260259" calcext:value-type="float">
            <text:p>0.322603</text:p>
          </table:table-cell>
          <table:table-cell table:style-name="ce1" table:formula="of:=[.B$13]*[.B6]" office:value-type="float" office:value="-0.40412625" calcext:value-type="float">
            <text:p>-0.404126</text:p>
          </table:table-cell>
          <table:table-cell table:style-name="ce1" table:formula="of:=[.C$13]*[.C6]" office:value-type="float" office:value="0" calcext:value-type="float">
            <text:p>0.000000</text:p>
          </table:table-cell>
          <table:table-cell table:style-name="ce1" table:formula="of:=[.D$13]*[.D6]" office:value-type="float" office:value="0" calcext:value-type="float">
            <text:p>0.000000</text:p>
          </table:table-cell>
          <table:table-cell table:style-name="ce1" table:formula="of:=[.E$13]*[.E6]" office:value-type="float" office:value="-0" calcext:value-type="float">
            <text:p>0.000000</text:p>
          </table:table-cell>
          <table:table-cell table:style-name="ce1" table:formula="of:=[.F$13]*[.F6]" office:value-type="float" office:value="0" calcext:value-type="float">
            <text:p>0.000000</text:p>
          </table:table-cell>
          <table:table-cell table:style-name="ce1" table:formula="of:=[.G$13]*[.G6]" office:value-type="float" office:value="0" calcext:value-type="float">
            <text:p>0.000000</text:p>
          </table:table-cell>
          <table:table-cell table:style-name="ce1" table:formula="of:=[.H$13]*[.H6]" office:value-type="float" office:value="0" calcext:value-type="float">
            <text:p>0.000000</text:p>
          </table:table-cell>
          <table:table-cell table:style-name="ce1" table:formula="of:=[.I$13]*[.I6]" office:value-type="float" office:value="-0.2416425" calcext:value-type="float">
            <text:p>-0.241643</text:p>
          </table:table-cell>
          <table:table-cell table:style-name="ce1" table:number-columns-repeated="7"/>
          <table:table-cell table:number-columns-repeated="9"/>
        </table:table-row>
        <table:table-row table:style-name="ro2">
          <table:table-cell table:style-name="ce1" table:formula="of:=[.A$13]*[.A7]" office:value-type="float" office:value="0.32260259" calcext:value-type="float">
            <text:p>0.322603</text:p>
          </table:table-cell>
          <table:table-cell table:style-name="ce1" table:formula="of:=[.B$13]*[.B7]" office:value-type="float" office:value="-0.20212375" calcext:value-type="float">
            <text:p>-0.202124</text:p>
          </table:table-cell>
          <table:table-cell table:style-name="ce1" table:formula="of:=[.C$13]*[.C7]" office:value-type="float" office:value="0" calcext:value-type="float">
            <text:p>0.000000</text:p>
          </table:table-cell>
          <table:table-cell table:style-name="ce1" table:formula="of:=[.D$13]*[.D7]" office:value-type="float" office:value="0.35004875" calcext:value-type="float">
            <text:p>0.350049</text:p>
          </table:table-cell>
          <table:table-cell table:style-name="ce1" table:formula="of:=[.E$13]*[.E7]" office:value-type="float" office:value="-0.288656695" calcext:value-type="float">
            <text:p>-0.288657</text:p>
          </table:table-cell>
          <table:table-cell table:style-name="ce1" table:formula="of:=[.F$13]*[.F7]" office:value-type="float" office:value="0" calcext:value-type="float">
            <text:p>0.000000</text:p>
          </table:table-cell>
          <table:table-cell table:style-name="ce1" table:formula="of:=[.G$13]*[.G7]" office:value-type="float" office:value="0" calcext:value-type="float">
            <text:p>0.000000</text:p>
          </table:table-cell>
          <table:table-cell table:style-name="ce1" table:formula="of:=[.H$13]*[.H7]" office:value-type="float" office:value="0" calcext:value-type="float">
            <text:p>0.000000</text:p>
          </table:table-cell>
          <table:table-cell table:style-name="ce1" table:formula="of:=[.I$13]*[.I7]" office:value-type="float" office:value="0.1208575" calcext:value-type="float">
            <text:p>0.120858</text:p>
          </table:table-cell>
          <table:table-cell table:style-name="ce1" table:number-columns-repeated="7"/>
          <table:table-cell table:number-columns-repeated="9"/>
        </table:table-row>
        <table:table-row table:style-name="ro2" table:number-rows-repeated="6">
          <table:table-cell table:style-name="ce1" table:number-columns-repeated="16"/>
          <table:table-cell table:number-columns-repeated="9"/>
        </table:table-row>
        <table:table-row table:style-name="ro2" table:number-rows-repeated="1048548">
          <table:table-cell table:number-columns-repeated="25"/>
        </table:table-row>
        <table:table-row table:style-name="ro2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6" number:min-integer-digits="1"/>
    </number:number-style>
    <number:currency-style style:name="N125P0" style:volatile="true">
      <number:currency-symbol>$</number:currency-symbol>
      <number:number number: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5P0"/>
    </number:currency-style>
    <number:number-style style:name="N10120" number:language="en" number:country="US">
      <number:number number:decimal-places="5" number:min-integer-digits="1"/>
    </number:number-style>
    <number:number-style style:name="N10121" number:language="en" number:country="US">
      <number:number number:decimal-places="6" number:min-integer-digits="1"/>
    </number:number-style>
    <number:number-style style:name="N10122" number:language="en" number:country="US">
      <number:number number:decimal-places="10" number:min-integer-digits="1"/>
    </number:number-style>
    <number:number-style style:name="N10123" number:language="en" number:country="US">
      <number:number number:decimal-places="1" number:min-integer-digits="1"/>
    </number:number-style>
    <style:style style:name="Default" style:family="table-cell">
      <style:text-properties style:font-name-asian="宋体" style:font-family-asian="宋体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 style:data-style-name="N2" text:time-value="0000-00-00T14:00:21.25843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Kronlachner</meta:initial-creator>
    <meta:creation-date>2013-04-24T18:06:46</meta:creation-date>
    <dc:date>2014-01-28T14:03:13.144728000</dc:date>
    <meta:editing-duration>PT8M45S</meta:editing-duration>
    <meta:editing-cycles>10</meta:editing-cycles>
    <meta:generator>LibreOffice/4.1.4.2$MacOSX_x86 LibreOffice_project/0a0440ccc0227ad9829de5f46be37cfb6edcf72</meta:generator>
    <meta:document-statistic meta:table-count="2" meta:cell-count="240" meta:object-count="0"/>
  </office:meta>
</office:document-meta>
</file>